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changeStrategies.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Builder.codecs( Consumer &lt; ClientCodecConfigurer &gt;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xchangeStrategies.DefaultExchangeStrategies( ClientCodecConfigurer codec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changeStrategiesBuilder.DefaultExchangeStrategiesBuilder( DefaultExchangeStrategies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.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.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Builder.defaul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xchangeStrategiesBuilder.DefaultExchangeStrategie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